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NUTRICENTRO IRURI E.I.R.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349686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489655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RISPE GAMARRA, ANDRES WILI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5327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8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5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21:31:4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